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c455" officeooo:paragraph-rsid="0009c455" style:font-weight-asian="bold" style:font-weight-complex="bold"/>
    </style:style>
    <style:style style:name="P2" style:family="paragraph" style:parent-style-name="Standard">
      <style:text-properties fo:font-weight="bold" officeooo:rsid="0015b675" officeooo:paragraph-rsid="0015b675" style:font-weight-asian="bold" style:font-weight-complex="bold"/>
    </style:style>
    <style:style style:name="P3" style:family="paragraph" style:parent-style-name="Standard">
      <style:text-properties officeooo:paragraph-rsid="000b84db"/>
    </style:style>
    <style:style style:name="P4" style:family="paragraph" style:parent-style-name="Standard">
      <style:text-properties officeooo:paragraph-rsid="0012cf0c"/>
    </style:style>
    <style:style style:name="P5" style:family="paragraph" style:parent-style-name="Standard">
      <style:text-properties officeooo:paragraph-rsid="0013dc2d"/>
    </style:style>
    <style:style style:name="P6" style:family="paragraph" style:parent-style-name="Standard">
      <style:text-properties officeooo:paragraph-rsid="001528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verse a Number</text:p>
      <text:p text:style-name="P6"/>
      <text:p text:style-name="P6">#include &lt;iostream&gt;</text:p>
      <text:p text:style-name="P6"/>
      <text:p text:style-name="P6">using namespace std;</text:p>
      <text:p text:style-name="P6"/>
      <text:p text:style-name="P6">int main(){</text:p>
      <text:p text:style-name="P6"><text:s text:c="4"/>int num;</text:p>
      <text:p text:style-name="P6"><text:s text:c="4"/>cin&gt;&gt;num;</text:p>
      <text:p text:style-name="P6"><text:s text:c="4"/>int rev=0;</text:p>
      <text:p text:style-name="P6"><text:s text:c="4"/>while(num&gt;0){</text:p>
      <text:p text:style-name="P6"><text:s text:c="8"/>int rem =num%10;</text:p>
      <text:p text:style-name="P6"><text:s text:c="8"/>rev=rev*10+rem;</text:p>
      <text:p text:style-name="P6"><text:s text:c="8"/>num=num/10;</text:p>
      <text:p text:style-name="P6"><text:s text:c="4"/>}</text:p>
      <text:p text:style-name="P6"><text:s text:c="4"/>cout&lt;&lt;rev;</text:p>
      <text:p text:style-name="P6"><text:s text:c="6"/>return 0;</text:p>
      <text:p text:style-name="P6"><text:s text:c="4"/>}</text:p>
      <text:p text:style-name="P6"/>
      <text:p text:style-name="P6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28T12:28:27.391329893</dc:date>
    <meta:editing-duration>PT1H32M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26" meta:character-count="229" meta:non-whitespace-character-count="158"/>
  </office:meta>
</office:document-meta>
</file>